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e546" officeooo:paragraph-rsid="001be54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be546" officeooo:paragraph-rsid="001be5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3 – WIRED TOPOLOGY IMPLEMENTATION</text:p>
      <text:p text:style-name="P2"/>
      <text:p text:style-name="Standard"/>
      <text:p text:style-name="P1">Overview</text:p>
      <text:p text:style-name="Standard"/>
      <text:p text:style-name="Standard">Objective is to implement a 3 source nodes to 1 destination node topology in NS2 using wired transmission medium.</text:p>
      <text:p text:style-name="Standard"/>
      <text:p text:style-name="P1">Steps</text:p>
      <text:p text:style-name="Standard"/>
      <text:p text:style-name="Standard">1) Create a simulator object.</text:p>
      <text:p text:style-name="Standard">2) Define different colors for data flows (for NAM)</text:p>
      <text:p text:style-name="Standard">3) Define a 'finish' procedure</text:p>
      <text:p text:style-name="Standard">4) Create four nodes n0 n1 n2 and n3</text:p>
      <text:p text:style-name="Standard">5) Create links between the nodes</text:p>
      <text:p text:style-name="Standard">6) Set Queue Size of link (n2-n3) to 10</text:p>
      <text:p text:style-name="Standard">7) Give node position (for NAM)</text:p>
      <text:p text:style-name="Standard">8) Monitor the queue for link (n2-n3). (for NAM)</text:p>
      <text:p text:style-name="Standard">9) Setup a TCP connection</text:p>
      <text:p text:style-name="Standard">10) Setup a FTP over TCP connection</text:p>
      <text:p text:style-name="Standard">11) Setup a UDP connection</text:p>
      <text:p text:style-name="Standard">12) Setup a CBR over UDP connection</text:p>
      <text:p text:style-name="Standard">13) Schedule events for the CBR and FTP agents</text:p>
      <text:p text:style-name="Standard">14) Detach tcp and sink agents</text:p>
      <text:p text:style-name="Standard">15) Call the finish procedure after 5 seconds of simulation time</text:p>
      <text:p text:style-name="Standard">16) Print CBR packet size and interval</text:p>
      <text:p text:style-name="Standard">17) Run the simulation.</text:p>
      <text:p text:style-name="Standard"/>
      <text:p text:style-name="P1">Key Commands</text:p>
      <text:p text:style-name="Standard"/>
      <text:p text:style-name="Standard">set - assigning values</text:p>
      <text:p text:style-name="Standard">proc - defining procedure </text:p>
      <text:p text:style-name="Standard">ns duplex-link - <text:s/>creates two simplex links of specified bandwidth and delay, and connects the two specified nodes</text:p>
      <text:p text:style-name="Standard">ns attach-agent - attaches an agent object created to a node object</text:p>
      <text:p text:style-name="Standard">tcp,cbr,ftp,udp - commands for setting up respective connections</text:p>
      <text:p text:style-name="Standard">puts - print OP</text:p>
      <text:p text:style-name="Standard"/>
      <text:p text:style-name="P1">References</text:p>
      <text:p text:style-name="Standard"/>
      <text:p text:style-name="Standard">https://github.com/kvalli/NS2_Wired_Examp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16:35:15.417847486</meta:creation-date>
    <dc:date>2022-11-18T16:36:58.445882110</dc:date>
    <meta:editing-duration>PT1M46S</meta:editing-duration>
    <meta:editing-cycles>1</meta:editing-cycles>
    <meta:document-statistic meta:table-count="0" meta:image-count="0" meta:object-count="0" meta:page-count="1" meta:paragraph-count="30" meta:word-count="199" meta:character-count="1155" meta:non-whitespace-character-count="983"/>
    <meta:generator>LibreOffice/6.4.7.2$Linux_X86_64 LibreOffice_project/40$Build-2</meta:generator>
  </office:meta>
</office:document-meta>
</file>